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81cm" style:rel-column-width="21102*"/>
    </style:style>
    <style:style style:name="MethodTable.B" style:family="table-column">
      <style:table-column-properties style:column-width="10.128cm" style:rel-column-width="44433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5.158cm"/>
    </style:style>
    <style:style style:name="Table3.B" style:family="table-column">
      <style:table-column-properties style:column-width="9.783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3.849cm"/>
    </style:style>
    <style:style style:name="Table9.B" style:family="table-column">
      <style:table-column-properties style:column-width="11.091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4cm" table:align="center"/>
    </style:style>
    <style:style style:name="Table14.A" style:family="table-column">
      <style:table-column-properties style:column-width="4.731cm"/>
    </style:style>
    <style:style style:name="Table14.B" style:family="table-column">
      <style:table-column-properties style:column-width="10.209cm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6" style:family="paragraph" style:parent-style-name="Table_20_Contents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Method_20_Body">
      <style:paragraph-properties fo:margin-left="0cm" fo:margin-right="0cm" fo:text-indent="0cm" style:auto-text-indent="false"/>
    </style:style>
    <style:style style:name="P9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0" style:family="paragraph" style:parent-style-name="Method_20_Body">
      <style:paragraph-properties fo:margin-left="0cm" fo:margin-right="0cm" fo:text-indent="0cm" style:auto-text-indent="false" fo:break-before="page"/>
    </style:style>
    <style:style style:name="P11" style:family="paragraph" style:parent-style-name="Method_20_Table_20_Description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Method_20_Code_20_Listing">
      <style:text-properties fo:color="#000080"/>
    </style:style>
    <style:style style:name="P14" style:family="paragraph" style:parent-style-name="Code_20_Listing">
      <style:paragraph-properties fo:break-before="page"/>
      <style:text-properties fo:color="#000080"/>
    </style:style>
    <style:style style:name="P15" style:family="paragraph" style:parent-style-name="Method_20_Body">
      <style:paragraph-properties fo:margin-left="1.251cm" fo:margin-right="0cm" fo:text-indent="0cm" style:auto-text-indent="false"/>
    </style:style>
    <style:style style:name="P16" style:family="paragraph" style:parent-style-name="Method_20_Table_20_Description">
      <style:paragraph-properties fo:margin-left="1.251cm" fo:margin-right="0cm" fo:text-indent="0cm" style:auto-text-indent="false"/>
    </style:style>
    <style:style style:name="P17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8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9" style:family="paragraph" style:parent-style-name="Standard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Coding_20_Title">
      <style:paragraph-properties fo:break-before="page"/>
    </style:style>
    <style:style style:name="P22" style:family="paragraph" style:parent-style-name="Method_20_Code_20_Listing">
      <style:text-properties fo:color="#000080"/>
    </style:style>
    <style:style style:name="P23" style:family="paragraph" style:parent-style-name="Standard" style:list-style-name="L1"/>
    <style:style style:name="P24" style:family="paragraph" style:parent-style-name="Method_20_Title">
      <style:paragraph-properties fo:break-before="page"/>
    </style:style>
    <style:style style:name="P25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Method_20_Body">
      <style:paragraph-properties fo:margin-left="0cm" fo:margin-right="0cm" fo:text-indent="0cm" style:auto-text-indent="false"/>
      <style:text-properties fo:color="#0000ff" fo:font-size="10pt" fo:font-weight="bold" fo:background-color="transparent" style:font-size-asian="10pt" style:font-weight-asian="bold" style:font-size-complex="10pt" style:font-weight-complex="bold"/>
    </style:style>
    <style:style style:name="P27" style:family="paragraph" style:parent-style-name="Method_20_Listing_20_Title">
      <style:paragraph-properties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80"/>
    </style:style>
    <style:style style:name="T4" style:family="text">
      <style:text-properties fo:color="#000000"/>
    </style:style>
    <style:style style:name="T5" style:family="text">
      <style:text-properties fo:color="#0000ff" style:font-name="DejaVu Serif2" fo:font-size="11pt" fo:font-style="italic" fo:font-weight="bold" style:font-name-asian="Monospace" style:font-size-asian="11pt" style:font-style-asian="italic" style:font-weight-asian="bold" style:font-name-complex="Monospace" style:font-size-complex="11pt" style:font-style-complex="italic" style:font-weight-complex="bold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PrintU\Output</text:h>
      <text:p text:style-name="Class_20_Description"/>
      <text:p text:style-name="Class_20_Description">The <text:span text:style-name="Class_20_Variables">PrintU\Output</text:span> class provides user-land static class for manipulating print output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PrintU\Output</text:span> class</text:p>
      <text:p text:style-name="Criteria_20_Body"/>
      <text:list xml:id="list1365877658" text:style-name="L1">
        <text:list-item>
          <text:p text:style-name="P23">uses the <text:span text:style-name="Class_20_Variables">Library\PrintU</text:span> namespace;</text:p>
        </text:list-item>
        <text:list-item>
          <text:p text:style-name="P23">uses the <text:span text:style-name="Class_20_Variables">PrintU\Exception</text:span> class to throw exceptions on errors.</text:p>
        </text:list-item>
      </text:list>
      <text:p text:style-name="Standard"/>
      <text:p text:style-name="Standard"/>
      <text:h text:style-name="P27" text:outline-level="4">Class Properties</text:h>
      <text:h text:style-name="Criteria_20_Title" text:outline-level="2"/>
      <text:p text:style-name="Method_20_Body">The <text:span text:style-name="Class_20_Variables">PrintU\Output</text:span> class contains the following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3">Property</text:p>
          </table:table-cell>
          <table:table-cell table:style-name="MethodTable.B1" office:value-type="string">
            <text:p text:style-name="P3">Description</text:p>
          </table:table-cell>
        </table:table-row>
        <table:table-row>
          <table:table-cell table:style-name="MethodTable.A2" office:value-type="string">
            <text:p text:style-name="P4">$printRequests</text:p>
          </table:table-cell>
          <table:table-cell table:style-name="MethodTable.B2" office:value-type="string">
            <text:p text:style-name="P8">Number of print requests handled by this class instance.</text:p>
          </table:table-cell>
        </table:table-row>
        <table:table-row>
          <table:table-cell table:style-name="MethodTable.A2" office:value-type="string">
            <text:p text:style-name="P4">$outputDevice</text:p>
          </table:table-cell>
          <table:table-cell table:style-name="MethodTable.B2" office:value-type="string">
            <text:p text:style-name="P8">Currently selected output device.</text:p>
          </table:table-cell>
        </table:table-row>
        <table:table-row>
          <table:table-cell table:style-name="MethodTable.A2" office:value-type="string">
            <text:p text:style-name="P4">$outputDeviceName</text:p>
          </table:table-cell>
          <table:table-cell table:style-name="MethodTable.B2" office:value-type="string">
            <text:p text:style-name="P8">Currently selected output device name.</text:p>
          </table:table-cell>
        </table:table-row>
        <table:table-row>
          <table:table-cell table:style-name="MethodTable.A2" office:value-type="string">
            <text:p text:style-name="P4">$outputFileName</text:p>
          </table:table-cell>
          <table:table-cell table:style-name="MethodTable.B2" office:value-type="string">
            <text:p text:style-name="P9">Name of the output file name, if appropriate.</text:p>
          </table:table-cell>
        </table:table-row>
        <table:table-row>
          <table:table-cell table:style-name="MethodTable.A2" office:value-type="string">
            <text:p text:style-name="P4">$initialized</text:p>
          </table:table-cell>
          <table:table-cell table:style-name="MethodTable.B2" office:value-type="string">
            <text:p text:style-name="P8">True if initialization has been run.</text:p>
          </table:table-cell>
        </table:table-row>
        <table:table-row>
          <table:table-cell table:style-name="MethodTable.A2" office:value-type="string">
            <text:p text:style-name="P4">$printBuffer</text:p>
          </table:table-cell>
          <table:table-cell table:style-name="MethodTable.B2" office:value-type="string">
            <text:p text:style-name="P9">Internal output buffer.</text:p>
          </table:table-cell>
        </table:table-row>
        <table:table-row>
          <table:table-cell table:style-name="MethodTable.A2" office:value-type="string">
            <text:p text:style-name="P4">$maxRetries</text:p>
          </table:table-cell>
          <table:table-cell table:style-name="MethodTable.B2" office:value-type="string">
            <text:p text:style-name="P8">Maximum retries for the PHP <text:span text:style-name="T2">fwrite</text:span> function to complete before aborting.</text:p>
          </table:table-cell>
        </table:table-row>
      </table:table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PrintU\Output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Method</text:p>
          </table:table-cell>
          <table:table-cell table:style-name="Table3.B1" office:value-type="string">
            <text:p text:style-name="P3">Description</text:p>
          </table:table-cell>
        </table:table-row>
        <table:table-row>
          <table:table-cell table:style-name="Table3.A2" office:value-type="string">
            <text:p text:style-name="P5"><text:a xlink:type="simple" xlink:href="#__construct"><text:span text:style-name="T1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p text:style-name="P7"><text:a xlink:type="simple" xlink:href="#printLine">printLine</text:a></text:p>
          </table:table-cell>
          <table:table-cell table:style-name="Table3.B2" office:value-type="string">
            <text:p text:style-name="P8">Output message to the print device followed by an end-of-line sequence.</text:p>
          </table:table-cell>
        </table:table-row>
        <table:table-row>
          <table:table-cell table:style-name="Table3.A2" office:value-type="string">
            <text:p text:style-name="P7"><text:a xlink:type="simple" xlink:href="#printMessage">printMessage</text:a></text:p>
          </table:table-cell>
          <table:table-cell table:style-name="Table3.B2" office:value-type="string">
            <text:p text:style-name="P10">Output the message to the current print device.</text:p>
          </table:table-cell>
        </table:table-row>
        <table:table-row>
          <table:table-cell table:style-name="Table3.A2" office:value-type="string">
            <text:h text:style-name="P25" text:outline-level="5"><text:a xlink:type="simple" xlink:href="#printArray">printArray</text:a></text:h>
          </table:table-cell>
          <table:table-cell table:style-name="Table3.B2" office:value-type="string">
            <text:p text:style-name="P8">Output the array to the current output device.</text:p>
          </table:table-cell>
        </table:table-row>
        <table:table-row>
          <table:table-cell table:style-name="Table3.A2" office:value-type="string">
            <text:p text:style-name="P7"><text:a xlink:type="simple" xlink:href="#selectInterface">selectInterface</text:a></text:p>
          </table:table-cell>
          <table:table-cell table:style-name="Table3.B2" office:value-type="string">
            <text:p text:style-name="P8">Set the interface type for output messages.</text:p>
          </table:table-cell>
        </table:table-row>
        <table:table-row>
          <table:table-cell table:style-name="Table3.A2" office:value-type="string">
            <text:h text:style-name="P25" text:outline-level="5"><text:a xlink:type="simple" xlink:href="#resetOutputDevice">resetOutputDevice</text:a></text:h>
          </table:table-cell>
          <table:table-cell table:style-name="Table3.B2" office:value-type="string">
            <text:p text:style-name="P8">Set the output device. <text:s/>Defaults to '<text:span text:style-name="T2">php://output</text:span>'.</text:p>
          </table:table-cell>
        </table:table-row>
        <table:table-row>
          <table:table-cell table:style-name="Table3.A2" office:value-type="string">
            <text:h text:style-name="P25" text:outline-level="5"><text:a xlink:type="simple" xlink:href="#getOutputDevice">getOutputDevice</text:a></text:h>
          </table:table-cell>
          <table:table-cell table:style-name="Table3.B2" office:value-type="string">
            <text:p text:style-name="Method_20_Table_20_Description">Returns the current output device.</text:p>
          </table:table-cell>
        </table:table-row>
        <table:table-row>
          <table:table-cell table:style-name="Table3.A2" office:value-type="string">
            <text:h text:style-name="P25" text:outline-level="5"><text:a xlink:type="simple" xlink:href="#getOutputDeviceName">getOutputDeviceName</text:a></text:h>
          </table:table-cell>
          <table:table-cell table:style-name="Table3.B2" office:value-type="string">
            <text:p text:style-name="P8">Returns the current output device name.</text:p>
          </table:table-cell>
        </table:table-row>
        <table:table-row>
          <table:table-cell table:style-name="Table3.A2" office:value-type="string">
            <text:p text:style-name="P7"><text:a xlink:type="simple" xlink:href="#setOutputDevice">setOutputDevice</text:a></text:p>
          </table:table-cell>
          <table:table-cell table:style-name="Table3.B2" office:value-type="string">
            <text:p text:style-name="P8">Set the output device. <text:s/>Defaults to <text:span text:style-name="T2">STDOUT</text:span>.</text:p>
          </table:table-cell>
        </table:table-row>
        <table:table-row>
          <table:table-cell table:style-name="Table3.A2" office:value-type="string">
            <text:p text:style-name="P7"><text:a xlink:type="simple" xlink:href="#printRequests">printRequests</text:a></text:p>
          </table:table-cell>
          <table:table-cell table:style-name="Table3.B2" office:value-type="string">
            <text:p text:style-name="P8">Returns the number of print requests processed.</text:p>
          </table:table-cell>
        </table:table-row>
        <table:table-row>
          <table:table-cell table:style-name="Table3.A2" office:value-type="string">
            <text:p text:style-name="P7"><text:a xlink:type="simple" xlink:href="#maxRetries">maxRetries</text:a></text:p>
          </table:table-cell>
          <table:table-cell table:style-name="Table3.B2" office:value-type="string">
            <text:p text:style-name="P8">Get or set the maximum retries allowed for a fwrite operation to complete.</text:p>
          </table:table-cell>
        </table:table-row>
      </table:table>
      <text:p text:style-name="Method_20_Body"/>
      <text:p text:style-name="P8"/>
      <text:h text:style-name="P24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3">/**</text:p>
      <text:p text:style-name="P13"><text:s/>* __construct</text:p>
      <text:p text:style-name="P13"><text:s/>*</text:p>
      <text:p text:style-name="P13"><text:s/>* Class constructor</text:p>
      <text:p text:style-name="P13"><text:s/>*/</text:p>
      <text:p text:style-name="P13">public function __construct()</text:p>
      <text:p text:style-name="P13">{</text:p>
      <text:p text:style-name="P19"><text:span text:style-name="T4"><text:tab/></text:span><text:span text:style-name="T2"><text:tab/>$this-&gt;outputDevice = null;</text:span></text:p>
      <text:p text:style-name="P12"><text:tab/><text:tab/>$this-&gt;outputDeviceName = null;</text:p>
      <text:p text:style-name="P12"><text:tab/><text:tab/>$this-&gt;outputFileName = null;</text:p>
      <text:p text:style-name="P12"/>
      <text:p text:style-name="P12"><text:tab/><text:tab/>$this-&gt;printBuffer = '';</text:p>
      <text:p text:style-name="P12"><text:tab/><text:tab/>$this-&gt;printRequests = 0;</text:p>
      <text:p text:style-name="P12"/>
      <text:p text:style-name="P12"><text:tab/><text:tab/>$this-&gt;maxRetries = 10;</text:p>
      <text:p text:style-name="P12"/>
      <text:p text:style-name="P12"><text:tab/><text:tab/>$this-&gt;initialized = false;</text:p>
      <text:p text:style-name="P13">}</text:p>
      <text:p text:style-name="Method_20_Body"/>
      <text:p text:style-name="Method_20_Body">The <text:span text:style-name="Class_20_Variables">__construct</text:span> method initializes all of the <text:span text:style-name="Class_20_Variables">PrintU\Output</text:span> class variables to default values.</text:p>
      <text:p text:style-name="Method_20_Body"/>
      <text:p text:style-name="Method_20_Body"/>
      <text:h text:style-name="P24" text:outline-level="5"><text:bookmark-start text:name="printLine"/>printLine<text:bookmark-end text:name="printLine"/></text:h>
      <text:p text:style-name="Method_20_Body"/>
      <text:p text:style-name="Method_20_Body">Output message to the print device followed by an end-of-line sequence.</text:p>
      <text:p text:style-name="Method_20_Body"/>
      <text:p text:style-name="P13">/**</text:p>
      <text:p text:style-name="P13"><text:s/>* printLine</text:p>
      <text:p text:style-name="P13"><text:s/>*</text:p>
      <text:p text:style-name="P13"><text:s/>* Output message to the print device followed by an end-of-line sequence.</text:p>
      <text:p text:style-name="P13"><text:s/>* <text:span text:style-name="T2">@param</text:span> string $message = (optional) message to print</text:p>
      <text:p text:style-name="P13"><text:s/>* <text:span text:style-name="T2">@throws</text:span> PrintU\Exception</text:p>
      <text:p text:style-name="P13"><text:s/>*/</text:p>
      <text:p text:style-name="P13">public function printLine($message='')</text:p>
      <text:p text:style-name="P13">{</text:p>
      <text:p text:style-name="P13"><text:s text:c="6"/><text:tab/>$this-&gt;printMessage($message </text:p>
      <text:p text:style-name="P13"><text:s text:c="6"/><text:tab/> <text:s text:c="3"/>. ($this-&gt;webInterface === \Library\PrintU::INTERFACE_WEB) ? '&lt;br&gt;' : '' </text:p>
      <text:p text:style-name="P13"><text:s text:c="6"/><text:tab/> <text:s text:c="3"/>. PHP_EOL);</text:p>
      <text:p text:style-name="Method_20_Code_20_Listing">}</text:p>
      <text:p text:style-name="Method_20_Body"/>
      <text:p text:style-name="Method_20_Body">The <text:span text:style-name="Class_20_Variables">printLine</text:span> method expects a single, optional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arameter</text:p>
          </table:table-cell>
          <table:table-cell table:style-name="Table1.B1" office:value-type="string">
            <text:p text:style-name="P3">Description</text:p>
          </table:table-cell>
        </table:table-row>
        <table:table-row>
          <table:table-cell table:style-name="Table1.A2" office:value-type="string">
            <text:p text:style-name="P7">$message</text:p>
          </table:table-cell>
          <table:table-cell table:style-name="Table1.B2" office:value-type="string">
            <text:p text:style-name="Method_20_Table_20_Description">The message to be output to the buffer.</text:p>
          </table:table-cell>
        </table:table-row>
      </table:table>
      <text:p text:style-name="Method_20_Body"/>
      <text:p text:style-name="Method_20_Body">The <text:span text:style-name="Class_20_Variables">$message</text:span> parameter is passed to the <text:span text:style-name="Class_20_Variables">printMessage</text:span> method, along with a break-sequence, if the <text:span text:style-name="Class_20_Variables">$webInterface</text:span> class variable is set to <text:span text:style-name="T5">\Library\PrintU::</text:span><text:span text:style-name="T7">INTERFACE_WEB</text:span>, and a <text:span text:style-name="T7">PHP_EOL</text:span> end-of-line sequence.</text:p>
      <text:p text:style-name="Method_20_Body"/>
      <text:p text:style-name="Method_20_Body"/>
      <text:h text:style-name="P24" text:outline-level="5"><text:bookmark-start text:name="printMessage"/>printMessage<text:bookmark-end text:name="printMessage"/></text:h>
      <text:p text:style-name="Method_20_Body"/>
      <text:p text:style-name="Method_20_Body">Output the message to the current print device.</text:p>
      <text:p text:style-name="Method_20_Body"/>
      <text:p text:style-name="P13">/**</text:p>
      <text:p text:style-name="P13"><text:s/>* printMessage.</text:p>
      <text:p text:style-name="P13"><text:s/>*</text:p>
      <text:p text:style-name="P13"><text:s/>* Output the message to the current print device.</text:p>
      <text:p text:style-name="P13"><text:s/>* <text:span text:style-name="T2">@param</text:span> string $message = (optional) message to print</text:p>
      <text:p text:style-name="P13"><text:s/>* <text:span text:style-name="T2">@throws</text:span> PrintU\Exception</text:p>
      <text:p text:style-name="P13"><text:s/>*/</text:p>
      <text:p text:style-name="P13">public function printMessage($message='')</text:p>
      <text:p text:style-name="P13">{</text:p>
      <text:p text:style-name="P13"><text:tab/>if (! $this-&gt;initialized)</text:p>
      <text:p text:style-name="P13"><text:tab/>{</text:p>
      <text:p text:style-name="P13"><text:tab/><text:tab/>$this-&gt;resetOutputDevice();</text:p>
      <text:p text:style-name="P13"><text:tab/>}</text:p>
      <text:p text:style-name="P13"/>
      <text:p text:style-name="P13"><text:tab/>$this-&gt;printRequests++;</text:p>
      <text:p text:style-name="P13"/>
      <text:p text:style-name="P13"><text:tab/>if ($this-&gt;outputDevice == \Library\PrintU::BUFFER)</text:p>
      <text:p text:style-name="P13"><text:tab/>{</text:p>
      <text:p text:style-name="P13"><text:tab/><text:tab/>$this-&gt;printBuffer .= $message;</text:p>
      <text:p text:style-name="P13"><text:tab/>}</text:p>
      <text:p text:style-name="P13"><text:tab/>else</text:p>
      <text:p text:style-name="P13"><text:tab/>{</text:p>
      <text:p text:style-name="P13"><text:tab/><text:tab/>$retries = 0;</text:p>
      <text:p text:style-name="P13"><text:tab/><text:tab/>$written = 0;</text:p>
      <text:p text:style-name="P13"><text:tab/><text:tab/>$messageLength = strlen($message);</text:p>
      <text:p text:style-name="P20"><text:tab/><text:tab/><text:tab/></text:p>
      <text:p text:style-name="Method_20_Code_20_Listing"><text:span text:style-name="T4"><text:tab/></text:span><text:span text:style-name="T3"><text:tab/>$bytesWritten = 0;</text:span></text:p>
      <text:p text:style-name="P13"><text:tab/><text:tab/>do</text:p>
      <text:p text:style-name="P13"><text:tab/><text:tab/>{</text:p>
      <text:p text:style-name="P13"><text:tab/><text:tab/><text:tab/>if ((($written = @fwrite($this-&gt;outputDevice, </text:p>
      <text:p text:style-name="P13"><text:tab/><text:tab/><text:tab/><text:tab/><text:tab/><text:tab/> <text:s text:c="4"/>$message)) === false) ||</text:p>
      <text:p text:style-name="P13"><text:tab/><text:tab/><text:tab/> <text:s text:c="3"/>(($written == 0) &amp;&amp; </text:p>
      <text:p text:style-name="P13"><text:tab/><text:tab/><text:tab/> <text:s text:c="4"/>($this-&gt;maxRetries != 0) &amp;&amp; </text:p>
      <text:p text:style-name="P13"><text:tab/><text:tab/><text:tab/> <text:s text:c="4"/>(++$retries &gt; $this-&gt;maxRetries)))</text:p>
      <text:p text:style-name="P13"><text:tab/><text:tab/><text:tab/>{</text:p>
      <text:p text:style-name="P13"><text:tab/><text:tab/><text:tab/><text:tab/>throw new Exception(Error::code('FileWriteError'));</text:p>
      <text:p text:style-name="P13"><text:tab/><text:tab/><text:tab/>}</text:p>
      <text:p text:style-name="P13"/>
      <text:p text:style-name="P13"><text:tab/><text:tab/><text:tab/>if ($written !== 0)</text:p>
      <text:p text:style-name="P13"><text:tab/><text:tab/><text:tab/>{</text:p>
      <text:p text:style-name="P13"><text:tab/><text:tab/><text:tab/><text:tab/>$retries = 0;</text:p>
      <text:p text:style-name="P13"><text:tab/><text:tab/><text:tab/>}</text:p>
      <text:p text:style-name="P13"/>
      <text:p text:style-name="P13"><text:tab/><text:tab/><text:tab/>$bytesWritten += $written;</text:p>
      <text:p text:style-name="P13"><text:tab/><text:tab/>}</text:p>
      <text:p text:style-name="P13"><text:tab/><text:tab/>while ($bytesWritten &lt; $messageLength);</text:p>
      <text:p text:style-name="Method_20_Code_20_Listing"><text:tab/>}</text:p>
      <text:p text:style-name="P13">}</text:p>
      <text:p text:style-name="Method_20_Body"/>
      <text:p text:style-name="Method_20_Body">The <text:span text:style-name="Class_20_Variables">printMessage</text:span> method expects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Parameter</text:p>
          </table:table-cell>
          <table:table-cell table:style-name="Table2.B1" office:value-type="string">
            <text:p text:style-name="P3">Description</text:p>
          </table:table-cell>
        </table:table-row>
        <table:table-row>
          <table:table-cell table:style-name="Table2.A2" office:value-type="string">
            <text:p text:style-name="P7">$message</text:p>
          </table:table-cell>
          <table:table-cell table:style-name="Table2.B2" office:value-type="string">
            <text:p text:style-name="Method_20_Table_20_Description">The message to be output to the buffer.</text:p>
          </table:table-cell>
        </table:table-row>
      </table:table>
      <text:p text:style-name="Method_20_Body"/>
      <text:p text:style-name="Method_20_Body"><text:soft-page-break/>If the <text:span text:style-name="Class_20_Variables">$initialized</text:span> class variable is false, the <text:span text:style-name="Class_20_Variables">resetOutputDevice</text:span> method is called to reset the current output device to it's default setting.</text:p>
      <text:p text:style-name="Method_20_Body"/>
      <text:p text:style-name="Method_20_Body">The <text:span text:style-name="Class_20_Variables">$printRequests</text:span> class variable is incremented to show that another request was processed.</text:p>
      <text:p text:style-name="Method_20_Body"/>
      <text:p text:style-name="Method_20_Body">If the <text:span text:style-name="Class_20_Variables">outputDevice</text:span> class variable is set to <text:span text:style-name="T5">\Library\PrintU::</text:span><text:span text:style-name="T2">BUFFER</text:span>, the <text:span text:style-name="Class_20_Variables">$message</text:span> parameter is appended to the end of the <text:span text:style-name="Class_20_Variables">$printBuffer</text:span> class variable and the method is exited.</text:p>
      <text:p text:style-name="Method_20_Body"/>
      <text:p text:style-name="Method_20_Body">The <text:span text:style-name="Class_20_Variables">$retries</text:span> method variable is set to 0, and <text:span text:style-name="Class_20_Variables">$messageLength</text:span> is set to the length of the contents in <text:span text:style-name="Class_20_Variables">$message</text:span> parameter.</text:p>
      <text:p text:style-name="Method_20_Body"/>
      <text:p text:style-name="Method_20_Body">The <text:span text:style-name="Class_20_Variables">$bytesWritten</text:span> method variable is set to zero and a control loop is entered to perform the following steps:</text:p>
      <text:p text:style-name="Method_20_Body"/>
      <text:p text:style-name="P15">The <text:span text:style-name="Class_20_Variables">$written</text:span> method variable is set to the result of calling the PHP <text:span text:style-name="T2">fwrite</text:span> function to output the <text:span text:style-name="Class_20_Variables">$message</text:span> parameter to the destination indicated by the <text:s/><text:span text:style-name="Class_20_Variables">$outputDevice</text:span> class variable.</text:p>
      <text:p text:style-name="P15"/>
      <text:p text:style-name="P15">If the <text:span text:style-name="Class_20_Variables">$written</text:span> method variable is <text:span text:style-name="T2">false</text:span>, or <text:span text:style-name="T2">zero</text:span> AND the <text:span text:style-name="Class_20_Variables">$maxRetries</text:span> class variable is not zero AND the <text:span text:style-name="Class_20_Variables">$retries</text:span> class variable is greater than the <text:span text:style-name="Class_20_Variables">$maxRetries</text:span> class variable, an exception is thrown.</text:p>
      <text:p text:style-name="P15"/>
      <text:p text:style-name="P15">If the <text:span text:style-name="Class_20_Variables">$written</text:span> method variable is not zero, the <text:span text:style-name="Class_20_Variables">$retries</text:span> class variable is reset to zero.</text:p>
      <text:p text:style-name="P15"/>
      <text:p text:style-name="P15">The <text:span text:style-name="Class_20_Variables">$bytesWritten</text:span> method variable is incremented by the <text:span text:style-name="Class_20_Variables">$written</text:span> method variable and the control loop is exited if the <text:span text:style-name="Class_20_Variables">$bytesWritten</text:span> method variable is greater than or equal to the <text:span text:style-name="Class_20_Variables">$messageLength</text:span> method variable.</text:p>
      <text:p text:style-name="P15"/>
      <text:p text:style-name="Method_20_Body"/>
      <text:h text:style-name="P24" text:outline-level="5"><text:bookmark-start text:name="printArray"/>printArray<text:bookmark-end text:name="printArray"/></text:h>
      <text:p text:style-name="P15"/>
      <text:p text:style-name="Method_20_Body">Output the array to the current output device.</text:p>
      <text:p text:style-name="P15"/>
      <text:p text:style-name="P13">/**</text:p>
      <text:p text:style-name="P13"><text:s/>* printArray.</text:p>
      <text:p text:style-name="P13"><text:s/>*</text:p>
      <text:p text:style-name="P13"><text:s/>* Print the array on the current output device.</text:p>
      <text:p text:style-name="P13"><text:s/>* <text:span text:style-name="T2">@param</text:span> array $array <text:s text:c="9"/>= array to print</text:p>
      <text:p text:style-name="P13"><text:s/>* <text:span text:style-name="T2">@param</text:span> string $arrayName <text:s text:c="4"/>= (optional) name of the array (if formatOutput)</text:p>
      <text:p text:style-name="P13"><text:s/>* <text:span text:style-name="T2">@param</text:span> boolean $sort <text:s text:c="8"/>= (optional) true to sort (default = don't sort)</text:p>
      <text:p text:style-name="P17"><text:s/>* <text:span text:style-name="T2">@param</text:span> boolean $sortValue <text:s text:c="3"/>= (optional) if $sort, sort by value if true, </text:p>
      <text:p text:style-name="P17"><text:s/>* <text:tab/><text:tab/><text:tab/><text:tab/><text:tab/><text:tab/><text:tab/>sort by key if false</text:p>
      <text:p text:style-name="P13"><text:s/>* <text:span text:style-name="T2">@throws</text:span> PrintU\Exception</text:p>
      <text:p text:style-name="P13"><text:s/>*/</text:p>
      <text:p text:style-name="P13">public function printArray($array, $arrayName=null, $sort=false, $sortValue=false)</text:p>
      <text:p text:style-name="P13">{</text:p>
      <text:p text:style-name="P13"><text:tab/>$this-&gt;printLine(FormatArray::format($array, $arrayName, $sort, $sortValue));</text:p>
      <text:p text:style-name="P13">}</text:p>
      <text:p text:style-name="Method_20_Body"/>
      <text:p text:style-name="Method_20_Body">The <text:span text:style-name="Class_20_Variables">printArray</text:span> method expects a single,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Parameter</text:p>
          </table:table-cell>
          <table:table-cell table:style-name="Table4.B1" office:value-type="string">
            <text:p text:style-name="P3">Description</text:p>
          </table:table-cell>
        </table:table-row>
        <table:table-row>
          <table:table-cell table:style-name="Table4.A2" office:value-type="string">
            <text:p text:style-name="P7">$array</text:p>
          </table:table-cell>
          <table:table-cell table:style-name="Table4.B2" office:value-type="string">
            <text:p text:style-name="Method_20_Table_20_Description">The array to print.</text:p>
          </table:table-cell>
        </table:table-row>
      </table:table>
      <text:p text:style-name="Method_20_Body"/>
      <text:p text:style-name="Method_20_Body">and three, optional parameters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Parameter</text:p>
          </table:table-cell>
          <table:table-cell table:style-name="Table5.B1" office:value-type="string">
            <text:p text:style-name="P3">Description</text:p>
          </table:table-cell>
        </table:table-row>
        <table:table-row>
          <table:table-cell table:style-name="Table5.A2" office:value-type="string">
            <text:p text:style-name="P7">$arrayName</text:p>
          </table:table-cell>
          <table:table-cell table:style-name="Table5.B2" office:value-type="string">
            <text:p text:style-name="Method_20_Table_20_Description">A label to print before printing the array.</text:p>
          </table:table-cell>
        </table:table-row>
        <table:table-row>
          <table:table-cell table:style-name="Table5.A2" office:value-type="string">
            <text:p text:style-name="P7">$sort</text:p>
          </table:table-cell>
          <table:table-cell table:style-name="Table5.B2" office:value-type="string">
            <text:p text:style-name="Method_20_Table_20_Description">True to sort, false to not sort.</text:p>
          </table:table-cell>
        </table:table-row>
        <table:table-row>
          <table:table-cell table:style-name="Table5.A2" office:value-type="string">
            <text:p text:style-name="P7">$sortValue</text:p>
          </table:table-cell>
          <table:table-cell table:style-name="Table5.B2" office:value-type="string">
            <text:p text:style-name="Method_20_Table_20_Description">True to sort-by-value, false to sort-by-key.</text:p>
          </table:table-cell>
        </table:table-row>
      </table:table>
      <text:p text:style-name="Method_20_Body"/>
      <text:p text:style-name="Method_20_Body">The parameters are passed to the <text:span text:style-name="Class_20_Variables">format</text:span> method in the <text:span text:style-name="Class_20_Variables">PrintU\FormatArray</text:span> class, and the results are passed to the <text:span text:style-name="Class_20_Variables">printLine</text:span> method for output.</text:p>
      <text:p text:style-name="Method_20_Body"/>
      <text:p text:style-name="Method_20_Body"/>
      <text:h text:style-name="P24" text:outline-level="5"><text:bookmark-start text:name="selectInterface"/>selectInterface<text:bookmark-end text:name="selectInterface"/></text:h>
      <text:p text:style-name="Method_20_Body"/>
      <text:p text:style-name="Method_20_Body">Set the interface for output messages.</text:p>
      <text:p text:style-name="Method_20_Body"/>
      <text:p text:style-name="P13">/**</text:p>
      <text:p text:style-name="P13"><text:s/>* selectInterface.</text:p>
      <text:p text:style-name="P13"><text:s/>*</text:p>
      <text:p text:style-name="P13"><text:s/>* Set the interface for output messages.</text:p>
      <text:p text:style-name="P17"><text:s/>* <text:span text:style-name="T2">@param</text:span> integer $interfaceType = (optional) interface type (0 = undefined/invalid,</text:p>
      <text:p text:style-name="P17"><text:s/>*<text:tab/><text:tab/><text:tab/><text:tab/><text:tab/><text:tab/><text:tab/> 1 = console, 2 = web, 3 = buffer)</text:p>
      <text:p text:style-name="P13"><text:s/>* <text:span text:style-name="T2">@return</text:span> integer $interfaceType</text:p>
      <text:p text:style-name="P13"><text:s/>*/</text:p>
      <text:p text:style-name="P13">public function selectInterface($interfaceType=1)</text:p>
      <text:p text:style-name="P13">{</text:p>
      <text:p text:style-name="P13"><text:tab/>return $this-&gt;webInterface = $interfaceType;</text:p>
      <text:p text:style-name="P13">}</text:p>
      <text:p text:style-name="Method_20_Body"/>
      <text:p text:style-name="Method_20_Body">The <text:span text:style-name="Class_20_Variables">selectInterface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Parameter</text:p>
          </table:table-cell>
          <table:table-cell table:style-name="Table6.B1" office:value-type="string">
            <text:p text:style-name="P3">Description</text:p>
          </table:table-cell>
        </table:table-row>
        <table:table-row>
          <table:table-cell table:style-name="Table6.A2" office:value-type="string">
            <text:p text:style-name="P7">$interfaceType</text:p>
          </table:table-cell>
          <table:table-cell table:style-name="Table6.B2" office:value-type="string">
            <text:p text:style-name="Method_20_Table_20_Description">The type of interface to use.</text:p>
          </table:table-cell>
        </table:table-row>
      </table:table>
      <text:p text:style-name="Method_20_Body"/>
      <text:p text:style-name="Method_20_Body">The <text:span text:style-name="Class_20_Variables">$interfaceType</text:span> parameter is assigned to the <text:span text:style-name="Class_20_Variables">$webInterface</text:span> class variable.</text:p>
      <text:p text:style-name="Method_20_Body"/>
      <text:p text:style-name="Method_20_Body">The current <text:span text:style-name="Class_20_Variables">$webInterface</text:span> class variable is returned.</text:p>
      <text:p text:style-name="Method_20_Body"/>
      <text:p text:style-name="Method_20_Body"/>
      <text:h text:style-name="P24" text:outline-level="5"><text:bookmark-start text:name="resetOutputDevice"/>resetOutputDevice<text:bookmark-end text:name="resetOutputDevice"/></text:h>
      <text:p text:style-name="Method_20_Body"/>
      <text:p text:style-name="Method_20_Body">Set the output device. <text:s/>Defaults to php://output</text:p>
      <text:p text:style-name="Method_20_Body"/>
      <text:p text:style-name="P13">/**</text:p>
      <text:p text:style-name="P13"><text:s/>* resetOutputDevice.</text:p>
      <text:p text:style-name="P13"><text:s/>*</text:p>
      <text:p text:style-name="P13"><text:s/>* Set the output device. <text:s/>Defaults to 'php://output'.</text:p>
      <text:p text:style-name="P13"><text:s/>* <text:span text:style-name="T2">@param</text:span> string $outDevice = device to use for output</text:p>
      <text:p text:style-name="P13"><text:s/>* <text:span text:style-name="T2">@throws</text:span> PrintU\Exception</text:p>
      <text:p text:style-name="P13"><text:s/>*/</text:p>
      <text:p text:style-name="P13">public function resetOutputDevice($outDevice='php://output')</text:p>
      <text:p text:style-name="P13">{</text:p>
      <text:p text:style-name="P13"><text:tab/>$this-&gt;outputDeviceName = $outDevice;</text:p>
      <text:p text:style-name="P13"><text:tab/>$this-&gt;initialized = false;</text:p>
      <text:p text:style-name="P13"/>
      <text:p text:style-name="P13"><text:tab/>try</text:p>
      <text:p text:style-name="P13"><text:tab/>{</text:p>
      <text:p text:style-name="P13"><text:tab/><text:tab/>$this-&gt;setOutputDevice($this-&gt;outputDeviceName);</text:p>
      <text:p text:style-name="P13"><text:tab/>}</text:p>
      <text:p text:style-name="P13"><text:tab/>catch(Exception $exception)</text:p>
      <text:p text:style-name="P13"><text:tab/>{</text:p>
      <text:p text:style-name="P13"><text:tab/><text:tab/>if (($this-&gt;outputDeviceName != 'STDOUT') &amp;&amp; </text:p>
      <text:p text:style-name="P13"><text:tab/><text:tab/> <text:s text:c="3"/>($this-&gt;outputDeviceName != 'php://output') &amp;&amp; </text:p>
      <text:p text:style-name="P13"><text:tab/><text:tab/> <text:s text:c="3"/>($this-&gt;outputDeviceName != \Library\PrintU::BUFFER))</text:p>
      <text:p text:style-name="P13"><text:tab/><text:tab/>{</text:p>
      <text:p text:style-name="P13"><text:tab/><text:tab/><text:tab/>throw new Exception($exception-&gt;getMessage(), </text:p>
      <text:p text:style-name="P13"><text:tab/><text:tab/><text:tab/><text:tab/><text:tab/><text:tab/>$exception-&gt;getCode(), </text:p>
      <text:p text:style-name="P13"><text:tab/><text:tab/><text:tab/><text:tab/><text:tab/><text:tab/>$exception-&gt;getPrevious());</text:p>
      <text:p text:style-name="P13"><text:tab/><text:tab/>}</text:p>
      <text:p text:style-name="P13"><text:tab/>}</text:p>
      <text:p text:style-name="P13"/>
      <text:p text:style-name="P13"><text:tab/>$this-&gt;initialized = true;</text:p>
      <text:p text:style-name="P13">}</text:p>
      <text:p text:style-name="Method_20_Body"/>
      <text:p text:style-name="Method_20_Body">The <text:span text:style-name="Class_20_Variables">resetOutputDevice</text:span> method expects a single, optional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Parameter</text:p>
          </table:table-cell>
          <table:table-cell table:style-name="Table7.B1" office:value-type="string">
            <text:p text:style-name="P3">Description</text:p>
          </table:table-cell>
        </table:table-row>
        <table:table-row>
          <table:table-cell table:style-name="Table7.A2" office:value-type="string">
            <text:p text:style-name="P7">$outDevice</text:p>
          </table:table-cell>
          <table:table-cell table:style-name="Table7.B2" office:value-type="string">
            <text:p text:style-name="Method_20_Table_20_Description">The device to use for output.</text:p>
          </table:table-cell>
        </table:table-row>
      </table:table>
      <text:p text:style-name="Method_20_Body"/>
      <text:p text:style-name="Method_20_Body">The <text:span text:style-name="Class_20_Variables">$outDevice</text:span> parameter is assigned to the <text:span text:style-name="Class_20_Variables">$outputDeviceName</text:span> class variable, and the <text:span text:style-name="Class_20_Variables">$initialized</text:span> class variable is set to false,</text:p>
      <text:p text:style-name="Method_20_Body"/>
      <text:p text:style-name="Method_20_Body">A <text:span text:style-name="T2">try..catch</text:span> block is entered and the $outputDeviceName class variable is passed to the setOutputDeviceName method. <text:s/>If an exception is thrown, it is caught by the <text:span text:style-name="T2">catch</text:span> block of the <text:span text:style-name="T2">try..catch</text:span> block.</text:p>
      <text:p text:style-name="Method_20_Body"/>
      <text:p text:style-name="P15">If the <text:span text:style-name="Class_20_Variables">$outputDeviceName</text:span> class variable is not '<text:span text:style-name="T2">STDOUT</text:span>', '<text:span text:style-name="T2">php://output</text:span>' or <text:span text:style-name="T2">\Library\PrintU::BUFFER</text:span> the exception is re-thrown. <text:s/>Otherwise, the catch block is exited.</text:p>
      <text:p text:style-name="P15"/>
      <text:p text:style-name="Method_20_Body">The <text:span text:style-name="Class_20_Variables">$initialized</text:span> class variable is set to true.</text:p>
      <text:p text:style-name="Method_20_Body"/>
      <text:p text:style-name="Method_20_Body"/>
      <text:h text:style-name="P24" text:outline-level="5"><text:bookmark-start text:name="getOutputDevice"/>getOutputDevice<text:bookmark-end text:name="getOutputDevice"/></text:h>
      <text:p text:style-name="Method_20_Body"/>
      <text:p text:style-name="Method_20_Body">Return the current output device.</text:p>
      <text:p text:style-name="Method_20_Body"/>
      <text:p text:style-name="P13">/**</text:p>
      <text:p text:style-name="P13"><text:s/>* getOutputDevice</text:p>
      <text:p text:style-name="P13"><text:s/>*</text:p>
      <text:p text:style-name="P13"><text:s/>* get the current outputDevice</text:p>
      <text:p text:style-name="P13"><text:s/>* <text:span text:style-name="T2">@return</text:span> mixed|resource $outputDevice</text:p>
      <text:p text:style-name="P13"><text:s/>*/</text:p>
      <text:p text:style-name="P13">public function getOutputDevice()</text:p>
      <text:p text:style-name="P13">{</text:p>
      <text:p text:style-name="P13"><text:tab/>return $this-&gt;outputDevice;</text:p>
      <text:p text:style-name="P13">}</text:p>
      <text:p text:style-name="Method_20_Body"/>
      <text:p text:style-name="Method_20_Body"/>
      <text:h text:style-name="P24" text:outline-level="5"><text:bookmark-start text:name="getOutputDeviceName"/>getOutputDeviceName<text:bookmark-end text:name="getOutputDeviceName"/></text:h>
      <text:p text:style-name="Method_20_Body"/>
      <text:p text:style-name="Method_20_Body">Returns the current output device name.</text:p>
      <text:p text:style-name="Method_20_Body"/>
      <text:p text:style-name="P13">/**</text:p>
      <text:p text:style-name="P13"><text:s/>* getOutputDeviceName</text:p>
      <text:p text:style-name="P13"><text:s/>*</text:p>
      <text:p text:style-name="P13"><text:s/>* get the current outputDevice name ($outDevice)</text:p>
      <text:p text:style-name="P13"><text:s/>* <text:span text:style-name="T2">@return</text:span> string $outDevice</text:p>
      <text:p text:style-name="P13"><text:s/>*/</text:p>
      <text:p text:style-name="P13">public function getOutputDeviceName()</text:p>
      <text:p text:style-name="P13">{</text:p>
      <text:p text:style-name="P13"><text:tab/>return $this-&gt;outputDeviceName;</text:p>
      <text:p text:style-name="P13">}</text:p>
      <text:p text:style-name="Method_20_Body"/>
      <text:p text:style-name="Method_20_Body"/>
      <text:h text:style-name="P24" text:outline-level="5"><text:bookmark-start text:name="setOutputDevice"/>setOutputDevice<text:bookmark-end text:name="setOutputDevice"/></text:h>
      <text:p text:style-name="Method_20_Body"/>
      <text:p text:style-name="Method_20_Body">Set the output device. <text:s/>Defaults to <text:span text:style-name="T2">STDOUT</text:span>.</text:p>
      <text:p text:style-name="Method_20_Body"/>
      <text:p text:style-name="P13">/**</text:p>
      <text:p text:style-name="P13"><text:s/>* setOutputDevice.</text:p>
      <text:p text:style-name="P13"><text:s/>*</text:p>
      <text:p text:style-name="P13"><text:s/>* Set the output device. <text:s/>Defaults to STDOUT.</text:p>
      <text:p text:style-name="P13"><text:s/>* <text:span text:style-name="T2">@param</text:span> string $outDevice = device to use for output.</text:p>
      <text:p text:style-name="P13"><text:s/>* <text:span text:style-name="T2">@throws</text:span> \Library\PrintU\Exception</text:p>
      <text:p text:style-name="P13"><text:s/>*/</text:p>
      <text:p text:style-name="P13">private function setOutputDevice($outDevice)</text:p>
      <text:p text:style-name="P13">{</text:p>
      <text:p text:style-name="P13"><text:tab/>if ($this-&gt;outputDevice)</text:p>
      <text:p text:style-name="P13"><text:tab/>{</text:p>
      <text:p text:style-name="P13"><text:tab/><text:tab/>if ($this-&gt;outputDevice !== \Library\PrintU::BUFFER)</text:p>
      <text:p text:style-name="P13"><text:tab/><text:tab/>{</text:p>
      <text:p text:style-name="P13"><text:tab/><text:tab/><text:tab/>@fclose($this-&gt;outputDevice);</text:p>
      <text:p text:style-name="P13"><text:tab/><text:tab/>}</text:p>
      <text:p text:style-name="P13"/>
      <text:p text:style-name="P13"><text:tab/><text:tab/>$this-&gt;outputDevice = null;</text:p>
      <text:p text:style-name="P13"><text:tab/>}</text:p>
      <text:p text:style-name="P13"/>
      <text:p text:style-name="P13"><text:tab/>switch ($outDevice)</text:p>
      <text:p text:style-name="P13"><text:tab/>{</text:p>
      <text:p text:style-name="P13"><text:tab/>case STDIN:</text:p>
      <text:p text:style-name="P13"><text:tab/>case 'STDIN':</text:p>
      <text:p text:style-name="P13"><text:tab/><text:tab/>throw new Exception(Error::code('InvalidFileMode'));</text:p>
      <text:p text:style-name="P13"/>
      <text:p text:style-name="P13"><text:tab/>case STDOUT:</text:p>
      <text:p text:style-name="P13"><text:tab/>case 'STDOUT':</text:p>
      <text:p text:style-name="P13"><text:tab/><text:tab/>$this-&gt;outputFileName = 'php://output';</text:p>
      <text:p text:style-name="P13"><text:tab/><text:tab/>break;</text:p>
      <text:p text:style-name="P13"/>
      <text:p text:style-name="P13"><text:tab/>case STDERR:</text:p>
      <text:p text:style-name="P13"><text:tab/>case 'STDERR':</text:p>
      <text:p text:style-name="P13"><text:tab/><text:tab/>$this-&gt;outputFileName = 'php://stderr';</text:p>
      <text:p text:style-name="P13"><text:tab/><text:tab/>break;</text:p>
      <text:p text:style-name="P13"/>
      <text:p text:style-name="P13"><text:tab/>case \Library\PrintU::BUFFER:</text:p>
      <text:p text:style-name="P13"><text:tab/><text:tab/>$this-&gt;printBuffer = '';</text:p>
      <text:p text:style-name="P13"><text:tab/><text:tab/>$this-&gt;outputDevice = \Library\PrintU::BUFFER;</text:p>
      <text:p text:style-name="P13"><text:tab/><text:tab/>return;</text:p>
      <text:p text:style-name="P13"/>
      <text:p text:style-name="P13"><text:tab/>default:</text:p>
      <text:p text:style-name="P13"><text:tab/><text:tab/>if (! is_string($outDevice))</text:p>
      <text:p text:style-name="P13"><text:tab/><text:tab/>{</text:p>
      <text:p text:style-name="P13"><text:tab/><text:tab/><text:tab/>if ($outDevice)</text:p>
      <text:p text:style-name="P13"><text:tab/><text:tab/><text:tab/>{</text:p>
      <text:p text:style-name="P13"><text:tab/><text:tab/><text:tab/><text:tab/>$this-&gt;outputDevice = $outDevice;</text:p>
      <text:p text:style-name="P13"><text:tab/><text:tab/><text:tab/><text:tab/>return;</text:p>
      <text:p text:style-name="P13"><text:tab/><text:tab/><text:tab/>}</text:p>
      <text:p text:style-name="P13"/>
      <text:p text:style-name="P13"><text:tab/><text:tab/><text:tab/>$outDevice = 'php://output';</text:p>
      <text:p text:style-name="P13"><text:tab/><text:tab/>}</text:p>
      <text:p text:style-name="P13"/>
      <text:p text:style-name="P13"><text:tab/><text:tab/>$this-&gt;outputFileName = $outDevice;</text:p>
      <text:p text:style-name="P13"><text:tab/><text:tab/>break;</text:p>
      <text:p text:style-name="P13"><text:tab/>}</text:p>
      <text:p text:style-name="P13"/>
      <text:p text:style-name="P13"><text:soft-page-break/><text:tab/>if (($this-&gt;outputDevice <text:s/>= @fopen($this-&gt;outputFileName, 'w')) === false)</text:p>
      <text:p text:style-name="P13"><text:tab/>{</text:p>
      <text:p text:style-name="P13"><text:tab/><text:tab/>$this-&gt;outputFileName = 'php://output';</text:p>
      <text:p text:style-name="P13"><text:tab/><text:tab/>if (($this-&gt;outputDevice = </text:p>
      <text:p text:style-name="P13"><text:tab/><text:tab/><text:tab/>@fopen($this-&gt;outputFileName, 'w')) === false)</text:p>
      <text:p text:style-name="P13"><text:tab/><text:tab/>{</text:p>
      <text:p text:style-name="P13"><text:tab/><text:tab/><text:tab/>throw new Exception(Error::code('FileOpenError'));</text:p>
      <text:p text:style-name="P13"><text:tab/><text:tab/>}</text:p>
      <text:p text:style-name="P13"><text:tab/>}</text:p>
      <text:p text:style-name="P13"/>
      <text:p text:style-name="P13">}</text:p>
      <text:p text:style-name="Method_20_Body"/>
      <text:p text:style-name="Method_20_Body">The <text:span text:style-name="Class_20_Variables">setOutputDevice</text:span> method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Parameter</text:p>
          </table:table-cell>
          <table:table-cell table:style-name="Table8.B1" office:value-type="string">
            <text:p text:style-name="P3">Description</text:p>
          </table:table-cell>
        </table:table-row>
        <table:table-row>
          <table:table-cell table:style-name="Table8.A2" office:value-type="string">
            <text:p text:style-name="P7">$outDevice</text:p>
          </table:table-cell>
          <table:table-cell table:style-name="Table8.B2" office:value-type="string">
            <text:p text:style-name="Method_20_Table_20_Description">The device to use for output.</text:p>
          </table:table-cell>
        </table:table-row>
      </table:table>
      <text:p text:style-name="Method_20_Body"/>
      <text:p text:style-name="Method_20_Body">If the current <text:span text:style-name="Class_20_Variables">$outputDevice</text:span> class variable is not null and is not <text:span text:style-name="T6">\Library\PrintU::BUFFER</text:span>, the PHP <text:span text:style-name="T2">fclose</text:span> function is called to close the device. <text:s/>The <text:span text:style-name="Class_20_Variables">$outputDevice</text:span> class variable is assigned a null value.</text:p>
      <text:p text:style-name="Method_20_Body"/>
      <text:p text:style-name="Method_20_Body">The contents of the <text:span text:style-name="Class_20_Variables">$outDevice</text:span> parameter are examined and the following table details the action taken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">$outDevice</text:p>
          </table:table-cell>
          <table:table-cell table:style-name="Table9.B1" office:value-type="string">
            <text:p text:style-name="P3">Action</text:p>
          </table:table-cell>
        </table:table-row>
        <table:table-row>
          <table:table-cell table:style-name="Table9.A2" office:value-type="string">
            <text:p text:style-name="P6">STDIN</text:p>
            <text:p text:style-name="P6">'STDIN'</text:p>
          </table:table-cell>
          <table:table-cell table:style-name="Table9.B2" office:value-type="string">
            <text:p text:style-name="Method_20_Table_20_Description">Throw exception.</text:p>
          </table:table-cell>
        </table:table-row>
        <table:table-row>
          <table:table-cell table:style-name="Table9.A2" office:value-type="string">
            <text:p text:style-name="P6">STDOUT</text:p>
            <text:p text:style-name="P6">'STDOUT'</text:p>
          </table:table-cell>
          <table:table-cell table:style-name="Table9.B2" office:value-type="string">
            <text:p text:style-name="Method_20_Table_20_Description">Class variable <text:span text:style-name="Class_20_Variables">$outputFileName</text:span> is assigned '<text:span text:style-name="T2">php://output</text:span>'</text:p>
          </table:table-cell>
        </table:table-row>
        <table:table-row>
          <table:table-cell table:style-name="Table9.A2" office:value-type="string">
            <text:p text:style-name="P6">STDERR</text:p>
            <text:p text:style-name="P6">'STDERR'</text:p>
          </table:table-cell>
          <table:table-cell table:style-name="Table9.B2" office:value-type="string">
            <text:p text:style-name="Method_20_Table_20_Description">Class variable <text:span text:style-name="Class_20_Variables">$outputFileName</text:span> is assigned '<text:span text:style-name="T2">php://stderr</text:span>'</text:p>
          </table:table-cell>
        </table:table-row>
        <table:table-row>
          <table:table-cell table:style-name="Table9.A2" office:value-type="string">
            <text:p text:style-name="P26">PrintU::BUFFER</text:p>
          </table:table-cell>
          <table:table-cell table:style-name="Table9.B2" office:value-type="string">
            <text:p text:style-name="Method_20_Table_20_Description">Class variable <text:span text:style-name="Class_20_Variables">$outputDevice</text:span> is assigned <text:span text:style-name="Class_20_Variables">PrintU::BUFFER</text:span> and <text:s/>class variable <text:span text:style-name="Class_20_Variables">$printBuffer</text:span> is assigned an empty string.</text:p>
          </table:table-cell>
        </table:table-row>
        <table:table-row>
          <table:table-cell table:style-name="Table9.A2" office:value-type="string">
            <text:p text:style-name="P6">anything else</text:p>
          </table:table-cell>
          <table:table-cell table:style-name="Table9.B2" office:value-type="string">
            <text:p text:style-name="Method_20_Table_20_Description">If <text:span text:style-name="Class_20_Variables">$outDevice</text:span> is not a string variable,</text:p>
            <text:p text:style-name="P16"/>
            <text:p text:style-name="P16">if <text:span text:style-name="Class_20_Variables">$outDevice</text:span> is not null or empty, class variable <text:span text:style-name="Class_20_Variables">$outputDevice</text:span> is assigned <text:span text:style-name="Class_20_Variables">$outDevice</text:span> and the method is exited.</text:p>
            <text:p text:style-name="P16"/>
            <text:p text:style-name="P16">Otherwise, <text:span text:style-name="Class_20_Variables">$outputFileName</text:span> is assigned '<text:span text:style-name="T2">php://output</text:span>'.</text:p>
            <text:p text:style-name="P16"/>
            <text:p text:style-name="P11">Class variable <text:span text:style-name="Class_20_Variables">$outputFileName</text:span> is assigned the <text:span text:style-name="Class_20_Variables">$outDevice</text:span> parameter.</text:p>
            <text:p text:style-name="P11"/>
          </table:table-cell>
        </table:table-row>
      </table:table>
      <text:p text:style-name="Method_20_Body"/>
      <text:p text:style-name="Method_20_Body">The <text:span text:style-name="Class_20_Variables">$outputDevice</text:span> class variable is assigned the result returned from passing the <text:span text:style-name="Class_20_Variables">$outputFileName</text:span> class variable, and '<text:span text:style-name="T2">w</text:span>' as the mode, to the PHP <text:span text:style-name="T2">fopen</text:span> function.</text:p>
      <text:p text:style-name="Method_20_Body"><text:soft-page-break/></text:p>
      <text:p text:style-name="Method_20_Body">If the <text:span text:style-name="Class_20_Variables">$outputDevice</text:span> class variable is <text:span text:style-name="T2">false</text:span>, the <text:span text:style-name="Class_20_Variables">$outputFileName</text:span> is set to '<text:span text:style-name="T2">php://output</text:span>', and another try to create the output stream is made. <text:s/>This time, if <text:span text:style-name="Class_20_Variables">$outputDevice</text:span> is false, an exception is thrown.</text:p>
      <text:p text:style-name="Method_20_Body"/>
      <text:p text:style-name="Method_20_Body"/>
      <text:h text:style-name="P24" text:outline-level="5"><text:s/><text:bookmark-start text:name="printRequests"/>printRequests<text:bookmark-end text:name="printRequests"/></text:h>
      <text:p text:style-name="Method_20_Body"/>
      <text:p text:style-name="Method_20_Body">Returns the number of print requests processed.</text:p>
      <text:p text:style-name="Method_20_Body"/>
      <text:p text:style-name="P13">/**</text:p>
      <text:p text:style-name="P13"><text:s/>* printRequests</text:p>
      <text:p text:style-name="P13"><text:s/>*</text:p>
      <text:p text:style-name="P13"><text:s/>* get the number of print requests received</text:p>
      <text:p text:style-name="P13"><text:s/>* <text:span text:style-name="T2">@return</text:span> integer $printrequests</text:p>
      <text:p text:style-name="P13"><text:s/>*/</text:p>
      <text:p text:style-name="P13">public function printRequests()</text:p>
      <text:p text:style-name="P13">{</text:p>
      <text:p text:style-name="P13"><text:tab/>return $this-&gt;printRequests;</text:p>
      <text:p text:style-name="P13">}</text:p>
      <text:p text:style-name="Method_20_Body"/>
      <text:p text:style-name="Method_20_Body"/>
      <text:h text:style-name="P24" text:outline-level="5">getBuffer</text:h>
      <text:p text:style-name="Method_20_Body"/>
      <text:p text:style-name="Method_20_Body">Returns the print buffer contents.</text:p>
      <text:p text:style-name="Method_20_Body"/>
      <text:p text:style-name="P13">/**</text:p>
      <text:p text:style-name="P13"><text:s/>* getBuffer</text:p>
      <text:p text:style-name="P13"><text:s/>*</text:p>
      <text:p text:style-name="P13"><text:s/>* get a copy of the print buffer</text:p>
      <text:p text:style-name="P13"><text:s/>* <text:span text:style-name="T2">@return</text:span> string $printBuffer</text:p>
      <text:p text:style-name="P13"><text:s/>*/</text:p>
      <text:p text:style-name="P13">public function getBuffer()</text:p>
      <text:p text:style-name="P13">{</text:p>
      <text:p text:style-name="P13"><text:tab/>return $this-&gt;printBuffer;</text:p>
      <text:p text:style-name="P13">}</text:p>
      <text:p text:style-name="Method_20_Body"/>
      <text:p text:style-name="Method_20_Body"/>
      <text:p text:style-name="Method_20_Body"/>
      <text:h text:style-name="P24" text:outline-level="5"><text:bookmark-start text:name="maxRetries"/>maxRetries<text:bookmark-end text:name="maxRetries"/></text:h>
      <text:p text:style-name="Method_20_Body"/>
      <text:p text:style-name="Method_20_Body">Get or set the maximum retries allowed for a fwrite operation to complete.</text:p>
      <text:p text:style-name="Method_20_Body"/>
      <text:p text:style-name="Code_20_Listing"><text:span text:style-name="T4"><text:tab/></text:span><text:span text:style-name="T3">/**</text:span></text:p>
      <text:p text:style-name="P2"><text:tab/> * maxRetries</text:p>
      <text:p text:style-name="P2"><text:tab/> *</text:p>
      <text:p text:style-name="P2"><text:tab/> * set/get the max retries allowed for a fwrite operation to complete</text:p>
      <text:p text:style-name="P2"><text:tab/> * <text:span text:style-name="T2">@param</text:span> integer $maxRetries = (optional) maximum retries, null to query</text:p>
      <text:p text:style-name="P2"><text:tab/> * <text:span text:style-name="T2">@return</text:span> integer $maxRetries</text:p>
      <text:p text:style-name="P2"><text:tab/> */</text:p>
      <text:p text:style-name="P2"><text:tab/>public function maxRetries($maxRetries=null)</text:p>
      <text:p text:style-name="P2"><text:tab/>{</text:p>
      <text:p text:style-name="P2"><text:tab/><text:tab/>if ($maxRetries !== null)</text:p>
      <text:p text:style-name="P2"><text:tab/><text:tab/>{</text:p>
      <text:p text:style-name="P2"><text:tab/><text:tab/><text:tab/>$this-&gt;maxRetries = $maxRetries;</text:p>
      <text:p text:style-name="P2"><text:tab/><text:tab/>}</text:p>
      <text:p text:style-name="P2"/>
      <text:p text:style-name="P2"><text:tab/><text:tab/>return $this-&gt;maxRetries;</text:p>
      <text:p text:style-name="P2"><text:tab/>}</text:p>
      <text:p text:style-name="Method_20_Body"/>
      <text:p text:style-name="Method_20_Body">The <text:span text:style-name="Class_20_Variables">maxRetries</text:span> method expects a single, optional parameter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">Parameter</text:p>
          </table:table-cell>
          <table:table-cell table:style-name="Table14.B1" office:value-type="string">
            <text:p text:style-name="P3">Description</text:p>
          </table:table-cell>
        </table:table-row>
        <table:table-row>
          <table:table-cell table:style-name="Table14.A2" office:value-type="string">
            <text:p text:style-name="P7">$maxRetries</text:p>
          </table:table-cell>
          <table:table-cell table:style-name="Table14.B2" office:value-type="string">
            <text:p text:style-name="Method_20_Table_20_Description">Maximum retries, null to query.</text:p>
          </table:table-cell>
        </table:table-row>
      </table:table>
      <text:p text:style-name="Method_20_Body"/>
      <text:p text:style-name="Method_20_Body">If the <text:span text:style-name="Class_20_Variables">$maxRetries</text:span> parameter is not null, the <text:span text:style-name="Class_20_Variables">$maxRetries</text:span> parameter is assigned to the <text:span text:style-name="Class_20_Variables">$maxRetries</text:span> class variable.</text:p>
      <text:p text:style-name="Method_20_Body"/>
      <text:p text:style-name="Method_20_Body">The <text:span text:style-name="Class_20_Variables">$maxRetries</text:span> class variable is returned.</text:p>
      <text:p text:style-name="Method_20_Body"/>
      <text:p text:style-name="Method_20_Body"/>
      <text:h text:style-name="P21" text:outline-level="3">Source Listing</text:h>
      <text:p text:style-name="Coding_20_Body"/>
      <text:p text:style-name="P2">&lt;?php</text:p>
      <text:p text:style-name="P2">namespace Library\PrintU;</text:p>
      <text:p text:style-name="P2">use Library\Error;</text:p>
      <text:p text:style-name="P2"/>
      <text:p text:style-name="P2">/*</text:p>
      <text:p text:style-name="P2"><text:s/>*<text:tab/><text:tab/>Output is copyright © 2012. EarthWalk Software.</text:p>
      <text:p text:style-name="P2"><text:s/>*<text:tab/><text:tab/>Licensed under the Academic Free License version 3.0.</text:p>
      <text:p text:style-name="P2"><text:s/>* <text:tab/><text:tab/>Refer to the file named License.txt provided with the source, </text:p>
      <text:p text:style-name="P2"><text:s/>* <text:tab/><text:tab/> <text:s text:c="2"/>or from http://opensource.org/licenses/academic.php</text:p>
      <text:p text:style-name="P2"><text:s/>*/</text:p>
      <text:p text:style-name="P2">/**</text:p>
      <text:p text:style-name="P2"><text:s/>* Output.</text:p>
      <text:p text:style-name="P2"><text:s/>*</text:p>
      <text:p text:style-name="P2"><text:s/>* Unified printing class.</text:p>
      <text:p text:style-name="P2"><text:s/>* <text:span text:style-name="T2">@author</text:span> Jay Wheeler.</text:p>
      <text:p text:style-name="P2"><text:s/>* <text:span text:style-name="T2">@version</text:span> 1.0</text:p>
      <text:p text:style-name="P2"><text:s/>* <text:span text:style-name="T2">@copyright</text:span> © 2012. EarthWalk Software.</text:p>
      <text:p text:style-name="P2"><text:s/>* <text:span text:style-name="T2">@license</text:span> Licensed under the Academic Free License version 3.0.</text:p>
      <text:p text:style-name="P2"><text:s/>* <text:span text:style-name="T2">@package</text:span> Library</text:p>
      <text:p text:style-name="P2"><text:s/>* <text:span text:style-name="T2">@subpackage</text:span> PrintU.</text:p>
      <text:p text:style-name="P2"><text:s/>*/</text:p>
      <text:p text:style-name="P2">class Output</text:p>
      <text:p text:style-name="P2">{</text:p>
      <text:p text:style-name="P2"><text:tab/>/**</text:p>
      <text:p text:style-name="P2"><text:tab/> * printRequests</text:p>
      <text:p text:style-name="P2"><text:tab/> *</text:p>
      <text:p text:style-name="P2"><text:tab/> * Number of print requests handled by this class instance</text:p>
      <text:p text:style-name="P2"><text:tab/> * <text:span text:style-name="T2">@var</text:span> integer $printRequests</text:p>
      <text:p text:style-name="P2"><text:tab/> */</text:p>
      <text:p text:style-name="P2"><text:tab/>private <text:tab/>$printRequests;</text:p>
      <text:p text:style-name="P2"/>
      <text:p text:style-name="P2"><text:tab/>/**</text:p>
      <text:p text:style-name="P2"><text:tab/> * outputDevice</text:p>
      <text:p text:style-name="P2"><text:tab/> *</text:p>
      <text:p text:style-name="P2"><text:tab/> * Currently selected output device</text:p>
      <text:p text:style-name="P2"><text:tab/> * <text:span text:style-name="T2">@var</text:span> device $outputDevice</text:p>
      <text:p text:style-name="P2"><text:tab/> */</text:p>
      <text:p text:style-name="P2"><text:tab/>private<text:tab/><text:tab/>$outputDevice;</text:p>
      <text:p text:style-name="P2"/>
      <text:p text:style-name="P2"><text:tab/>/**</text:p>
      <text:p text:style-name="P2"><text:tab/> * outputDeviceName</text:p>
      <text:p text:style-name="P2"><text:tab/> *</text:p>
      <text:p text:style-name="P2"><text:tab/> * Currently selected output device name</text:p>
      <text:p text:style-name="P2"><text:tab/> * <text:span text:style-name="T2">@var</text:span> string $outputDeviceName</text:p>
      <text:p text:style-name="P2"><text:tab/> */</text:p>
      <text:p text:style-name="P2"><text:tab/>private<text:tab/><text:tab/>$outputDeviceName;</text:p>
      <text:p text:style-name="P2"/>
      <text:p text:style-name="P2"><text:tab/>/**</text:p>
      <text:p text:style-name="P2"><text:tab/> * outputFileName</text:p>
      <text:p text:style-name="P2"><text:tab/> *</text:p>
      <text:p text:style-name="P2"><text:tab/> * Name of the output file name, if appropriated for the selected device</text:p>
      <text:p text:style-name="P2"><text:tab/> * <text:span text:style-name="T2">@var</text:span> string $outputFileName</text:p>
      <text:p text:style-name="P2"><text:tab/> */</text:p>
      <text:p text:style-name="P2"><text:tab/>private<text:tab/><text:tab/>$outputFileName;</text:p>
      <text:p text:style-name="P2"/>
      <text:p text:style-name="P14"><text:tab/>/**</text:p>
      <text:p text:style-name="P2"><text:tab/> * initialized</text:p>
      <text:p text:style-name="P2"><text:tab/> *</text:p>
      <text:p text:style-name="P2"><text:tab/> * Initialization flag = true if initialized</text:p>
      <text:p text:style-name="P2"><text:tab/> * <text:span text:style-name="T2">@var</text:span> boolean $initialized</text:p>
      <text:p text:style-name="P2"><text:tab/> */</text:p>
      <text:p text:style-name="P2"><text:tab/>private<text:tab/><text:tab/>$initialized;</text:p>
      <text:p text:style-name="P2"/>
      <text:p text:style-name="P2"><text:tab/>/**</text:p>
      <text:p text:style-name="P2"><text:tab/> * printBuffer</text:p>
      <text:p text:style-name="P2"><text:tab/> *</text:p>
      <text:p text:style-name="P2"><text:tab/> * output to the internal buffer, for latter use via PrintU::getBuffer()</text:p>
      <text:p text:style-name="P2"><text:tab/> * <text:span text:style-name="T2">@var</text:span> string $printBuffer</text:p>
      <text:p text:style-name="P2"><text:tab/> */</text:p>
      <text:p text:style-name="P2"><text:tab/>private<text:tab/><text:tab/>$printBuffer;</text:p>
      <text:p text:style-name="P2"/>
      <text:p text:style-name="P2"><text:tab/>/**</text:p>
      <text:p text:style-name="P2"><text:tab/> * maxRetries</text:p>
      <text:p text:style-name="P2"><text:tab/> *</text:p>
      <text:p text:style-name="P2"><text:tab/> * Maximum of retries for fwrite operations before aborting</text:p>
      <text:p text:style-name="P2"><text:tab/> * <text:span text:style-name="T2">@var</text:span> integer $maxRetries</text:p>
      <text:p text:style-name="P2"><text:tab/> */</text:p>
      <text:p text:style-name="P2"><text:tab/>private<text:tab/><text:tab/>$maxRetries;</text:p>
      <text:p text:style-name="P2"/>
      <text:p text:style-name="P2"><text:tab/>/**</text:p>
      <text:p text:style-name="P2"><text:tab/> * __construct</text:p>
      <text:p text:style-name="P2"><text:tab/> * </text:p>
      <text:p text:style-name="P2"><text:tab/> * Class constructor</text:p>
      <text:p text:style-name="P2"><text:tab/> */</text:p>
      <text:p text:style-name="P2"><text:tab/>public function __construct()</text:p>
      <text:p text:style-name="P2"><text:tab/>{</text:p>
      <text:p text:style-name="P2"><text:tab/><text:tab/>$this-&gt;outputDevice = null;</text:p>
      <text:p text:style-name="P2"><text:tab/><text:tab/>$this-&gt;outputDeviceName = null;</text:p>
      <text:p text:style-name="P2"><text:tab/><text:tab/>$this-&gt;outputFileName = null;</text:p>
      <text:p text:style-name="P2"/>
      <text:p text:style-name="P2"><text:tab/><text:tab/>$this-&gt;printBuffer = '';</text:p>
      <text:p text:style-name="P2"><text:tab/><text:tab/>$this-&gt;printRequests = 0;</text:p>
      <text:p text:style-name="P2"/>
      <text:p text:style-name="P2"><text:tab/><text:tab/>$this-&gt;maxRetries = 10;</text:p>
      <text:p text:style-name="P2"/>
      <text:p text:style-name="P2"><text:tab/><text:tab/>$this-&gt;initialized = false;</text:p>
      <text:p text:style-name="P2"><text:tab/>}</text:p>
      <text:p text:style-name="P2"/>
      <text:p text:style-name="P2"><text:tab/>/**</text:p>
      <text:p text:style-name="P2"><text:tab/> * __destruct</text:p>
      <text:p text:style-name="P2"><text:tab/> *</text:p>
      <text:p text:style-name="P2"><text:tab/> * Class destructor</text:p>
      <text:p text:style-name="P2"><text:tab/> */</text:p>
      <text:p text:style-name="P2"><text:tab/>public function __destruct()</text:p>
      <text:p text:style-name="P2"><text:tab/>{</text:p>
      <text:p text:style-name="P2"><text:tab/>}</text:p>
      <text:p text:style-name="P2"/>
      <text:p text:style-name="P2"/>
      <text:p text:style-name="P14"><text:s text:c="4"/>/**</text:p>
      <text:p text:style-name="P2"><text:s text:c="5"/>* printLine</text:p>
      <text:p text:style-name="P2"><text:s text:c="5"/>*</text:p>
      <text:p text:style-name="P2"><text:s text:c="5"/>* Output message to the print device followed by an end-of-line sequence.</text:p>
      <text:p text:style-name="P2"><text:s text:c="5"/>* <text:span text:style-name="T2">@param</text:span> string $message = (optional) message to print</text:p>
      <text:p text:style-name="P2"><text:s text:c="5"/>* <text:span text:style-name="T2">@throws</text:span> PrintU\Exception</text:p>
      <text:p text:style-name="P2"><text:s text:c="5"/>*/</text:p>
      <text:p text:style-name="P2"><text:s text:c="4"/>public function printLine($message='')</text:p>
      <text:p text:style-name="P2"><text:s text:c="4"/>{</text:p>
      <text:p text:style-name="P2"><text:s text:c="6"/><text:tab/>$this-&gt;printMessage($message </text:p>
      <text:p text:style-name="P2"><text:s text:c="6"/><text:tab/><text:tab/>. ($this-&gt;webInterface === \Library\PrintU::INTERFACE_WEB) ? '&lt;br&gt;' : '' </text:p>
      <text:p text:style-name="P2"><text:s text:c="6"/><text:tab/><text:tab/>. PHP_EOL);</text:p>
      <text:p text:style-name="P2"><text:s text:c="4"/>}</text:p>
      <text:p text:style-name="P2"/>
      <text:p text:style-name="P2"><text:s text:c="4"/>/**</text:p>
      <text:p text:style-name="P2"><text:s text:c="5"/>* printMessage.</text:p>
      <text:p text:style-name="P2"><text:s text:c="5"/>*</text:p>
      <text:p text:style-name="P2"><text:s text:c="5"/>* Output the message to the current print device.</text:p>
      <text:p text:style-name="P2"><text:s text:c="5"/>* <text:span text:style-name="T2">@param</text:span> string $message = (optional) message to print</text:p>
      <text:p text:style-name="P2"><text:s text:c="5"/>* <text:span text:style-name="T2">@throws</text:span> PrintU\Exception</text:p>
      <text:p text:style-name="P2"><text:s text:c="5"/>*/</text:p>
      <text:p text:style-name="P2"><text:tab/>public function printMessage($message='')</text:p>
      <text:p text:style-name="P2"><text:tab/>{</text:p>
      <text:p text:style-name="P2"><text:tab/><text:tab/>if (! $this-&gt;initialized)</text:p>
      <text:p text:style-name="P2"><text:tab/><text:tab/>{</text:p>
      <text:p text:style-name="P2"><text:tab/><text:tab/><text:tab/>$this-&gt;resetOutputDevice();</text:p>
      <text:p text:style-name="P2"><text:tab/><text:tab/>}</text:p>
      <text:p text:style-name="P2"/>
      <text:p text:style-name="P2"><text:tab/><text:tab/>$this-&gt;printRequests++;</text:p>
      <text:p text:style-name="P2"/>
      <text:p text:style-name="P2"><text:tab/><text:tab/>if ($this-&gt;outputDevice == \Library\PrintU::BUFFER)</text:p>
      <text:p text:style-name="P2"><text:tab/><text:tab/>{</text:p>
      <text:p text:style-name="P2"><text:tab/><text:tab/><text:tab/>$this-&gt;printBuffer .= $message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$retries = 0;</text:p>
      <text:p text:style-name="P2"><text:tab/><text:tab/><text:tab/>$written = 0;</text:p>
      <text:p text:style-name="P2"><text:tab/><text:tab/><text:tab/>$messageLength = strlen($message);</text:p>
      <text:p text:style-name="P2"><text:tab/><text:tab/><text:tab/></text:p>
      <text:p text:style-name="P2"><text:tab/><text:tab/><text:tab/>$bytesWritten = 0;</text:p>
      <text:p text:style-name="P2"><text:tab/><text:tab/><text:tab/>do</text:p>
      <text:p text:style-name="P2"><text:tab/><text:tab/><text:tab/>{</text:p>
      <text:p text:style-name="P2"><text:tab/><text:tab/><text:tab/><text:tab/>if ((($written = </text:p>
      <text:p text:style-name="P2"><text:tab/><text:tab/><text:tab/><text:tab/><text:tab/>@fwrite($this-&gt;outputDevice, $message)) === false) ||</text:p>
      <text:p text:style-name="P2"><text:tab/><text:tab/><text:tab/><text:tab/> <text:s text:c="3"/>(($written == 0) &amp;&amp; </text:p>
      <text:p text:style-name="P2"><text:tab/><text:tab/><text:tab/><text:tab/> <text:s text:c="4"/>($this-&gt;maxRetries != 0) &amp;&amp; </text:p>
      <text:p text:style-name="P2"><text:tab/><text:tab/><text:tab/><text:tab/> <text:s text:c="4"/>(++$retries &gt; $this-&gt;maxRetries)))</text:p>
      <text:p text:style-name="P2"><text:tab/><text:tab/><text:tab/><text:tab/>{</text:p>
      <text:p text:style-name="P2"><text:tab/><text:tab/><text:tab/><text:tab/><text:tab/>throw new Exception(Error::code('FileWriteError'));</text:p>
      <text:p text:style-name="P2"><text:tab/><text:tab/><text:tab/><text:tab/>}</text:p>
      <text:p text:style-name="P2"/>
      <text:p text:style-name="P2"><text:tab/><text:tab/><text:tab/><text:tab/>if ($written !== 0)</text:p>
      <text:p text:style-name="P2"><text:tab/><text:tab/><text:tab/><text:tab/>{</text:p>
      <text:p text:style-name="P2"><text:tab/><text:tab/><text:tab/><text:tab/><text:tab/>$retries = 0;</text:p>
      <text:p text:style-name="P2"><text:tab/><text:tab/><text:tab/><text:tab/>}</text:p>
      <text:p text:style-name="P2"><text:tab/><text:tab/><text:tab/><text:tab/></text:p>
      <text:p text:style-name="P2"><text:tab/><text:tab/><text:tab/><text:tab/>$bytesWritten += $written;</text:p>
      <text:p text:style-name="P2"><text:tab/><text:tab/><text:tab/>}</text:p>
      <text:p text:style-name="P2"><text:tab/><text:tab/><text:tab/>while ($bytesWritten &lt; $messageLength);</text:p>
      <text:p text:style-name="P2"><text:tab/><text:tab/>}</text:p>
      <text:p text:style-name="P2"><text:soft-page-break/><text:tab/>}</text:p>
      <text:p text:style-name="P2"/>
      <text:p text:style-name="P2"><text:s text:c="4"/>/**</text:p>
      <text:p text:style-name="P2"><text:s text:c="5"/>* printArray.</text:p>
      <text:p text:style-name="P2"><text:s text:c="5"/>*</text:p>
      <text:p text:style-name="P2"><text:s text:c="5"/>* Print the array on the current output device.</text:p>
      <text:p text:style-name="P2"><text:s text:c="5"/>* <text:span text:style-name="T2">@param</text:span> array $array <text:s text:c="9"/>= array to print</text:p>
      <text:p text:style-name="P2"><text:s text:c="5"/>* <text:span text:style-name="T2">@param</text:span> string $arrayName <text:s text:c="4"/>= (optional) name of the array (if formatOutput)</text:p>
      <text:p text:style-name="P2"><text:s text:c="5"/>* <text:span text:style-name="T2">@param</text:span> boolean $sort <text:s text:c="8"/>= (optional) true to sort (default = don't sort)</text:p>
      <text:p text:style-name="P18"><text:s text:c="5"/>* <text:span text:style-name="T2">@param</text:span> boolean $sortValue <text:s text:c="3"/>= (optional) if $sort, sort by value if true, </text:p>
      <text:p text:style-name="P18"><text:s text:c="5"/>*<text:tab/><text:tab/><text:tab/><text:tab/><text:tab/><text:tab/><text:tab/><text:tab/><text:tab/>sort by key if false</text:p>
      <text:p text:style-name="P2"><text:s text:c="5"/>* <text:span text:style-name="T2">@throws</text:span> PrintU\Exception</text:p>
      <text:p text:style-name="P2"><text:s text:c="5"/>*/</text:p>
      <text:p text:style-name="P2"><text:s text:c="4"/>public function printArray($array, $arrayName=null, $sort=false, $sortValue=false)</text:p>
      <text:p text:style-name="P2"><text:s text:c="4"/>{</text:p>
      <text:p text:style-name="P2"><text:s text:c="4"/><text:tab/>$this-&gt;printLine(FormatArray::format($array, $arrayName, $sort, $sortValue));</text:p>
      <text:p text:style-name="P2"><text:s text:c="4"/>}</text:p>
      <text:p text:style-name="P2"/>
      <text:p text:style-name="P2"><text:s text:c="4"/>/**</text:p>
      <text:p text:style-name="P2"><text:s text:c="5"/>* selectInterface.</text:p>
      <text:p text:style-name="P2"><text:s text:c="5"/>*</text:p>
      <text:p text:style-name="P2"><text:s text:c="5"/>* Set the interface for output messages.</text:p>
      <text:p text:style-name="P18"><text:s text:c="5"/>* <text:span text:style-name="T2">@param</text:span> integer $interfaceType = (optional) interface type (0 = undefined/invalid, </text:p>
      <text:p text:style-name="P18"><text:s text:c="5"/>* <text:tab/><text:tab/><text:tab/><text:tab/><text:tab/><text:tab/><text:tab/><text:tab/><text:tab/>1 = console, </text:p>
      <text:p text:style-name="P18"><text:s text:c="5"/>*<text:tab/><text:tab/><text:tab/><text:tab/><text:tab/><text:tab/><text:tab/><text:tab/><text:tab/><text:tab/>2 = web, </text:p>
      <text:p text:style-name="P18"><text:s text:c="5"/>*<text:tab/><text:tab/><text:tab/><text:tab/><text:tab/><text:tab/><text:tab/><text:tab/><text:tab/><text:tab/>3 = buffer)</text:p>
      <text:p text:style-name="P2"><text:s text:c="5"/>* <text:span text:style-name="T2">@return</text:span> integer $interfaceType</text:p>
      <text:p text:style-name="P2"><text:s text:c="5"/>*/</text:p>
      <text:p text:style-name="P2"><text:s text:c="4"/>public function selectInterface($interfaceType=1)</text:p>
      <text:p text:style-name="P2"><text:s text:c="4"/>{</text:p>
      <text:p text:style-name="P2"><text:tab/>return $this-&gt;webInterface = $interfaceType;</text:p>
      <text:p text:style-name="P2"><text:s text:c="4"/>}</text:p>
      <text:p text:style-name="P2"/>
      <text:p text:style-name="P2"><text:s text:c="4"/>/**</text:p>
      <text:p text:style-name="P2"><text:s text:c="5"/>* resetOutputDevice.</text:p>
      <text:p text:style-name="P2"><text:s text:c="5"/>*</text:p>
      <text:p text:style-name="P2"><text:s text:c="5"/>* Set the output device. <text:s/>Defaults to 'php://output'.</text:p>
      <text:p text:style-name="P2"><text:s text:c="5"/>* <text:span text:style-name="T2">@param</text:span> string $outDevice = device to use for output</text:p>
      <text:p text:style-name="P2"><text:s text:c="5"/>* <text:span text:style-name="T2">@throws</text:span> PrintU\Exception</text:p>
      <text:p text:style-name="P2"><text:s text:c="5"/>*/</text:p>
      <text:p text:style-name="P2"><text:s text:c="4"/>public function resetOutputDevice($outDevice='php://output')</text:p>
      <text:p text:style-name="P2"><text:s text:c="4"/>{</text:p>
      <text:p text:style-name="P2"><text:tab/>$this-&gt;outputDeviceName = $outDevice;</text:p>
      <text:p text:style-name="P2"/>
      <text:p text:style-name="P2"><text:tab/>$this-&gt;initialized = false;</text:p>
      <text:p text:style-name="P2"/>
      <text:p text:style-name="P2"><text:tab/>try</text:p>
      <text:p text:style-name="P2"><text:tab/>{</text:p>
      <text:p text:style-name="P2"><text:tab/><text:tab/>$this-&gt;setOutputDevice($this-&gt;outputDeviceName);</text:p>
      <text:p text:style-name="P2"><text:tab/>}</text:p>
      <text:p text:style-name="P2"><text:tab/>catch(Exception $exception)</text:p>
      <text:p text:style-name="P2"><text:tab/>{</text:p>
      <text:p text:style-name="P2"><text:tab/><text:tab/>if (($this-&gt;outputDeviceName != 'STDOUT') &amp;&amp; </text:p>
      <text:p text:style-name="P2"><text:tab/><text:tab/> <text:s text:c="3"/>($this-&gt;outputDeviceName != 'php://output') &amp;&amp; </text:p>
      <text:p text:style-name="P2"><text:tab/><text:tab/> <text:s text:c="3"/>($this-&gt;outputDeviceName != \Library\PrintU::BUFFER))</text:p>
      <text:p text:style-name="P2"><text:tab/><text:tab/>{</text:p>
      <text:p text:style-name="P2"><text:tab/><text:tab/><text:tab/>throw new Exception($exception-&gt;getMessage(), </text:p>
      <text:p text:style-name="P2"><text:tab/><text:tab/><text:tab/><text:tab/><text:tab/><text:tab/>$exception-&gt;getCode(), </text:p>
      <text:p text:style-name="P2"><text:tab/><text:tab/><text:tab/><text:tab/><text:tab/><text:tab/>$exception-&gt;getPrevious());</text:p>
      <text:p text:style-name="P2"><text:tab/><text:tab/>}</text:p>
      <text:p text:style-name="P2"><text:tab/>}</text:p>
      <text:p text:style-name="P2"><text:soft-page-break/></text:p>
      <text:p text:style-name="P2"><text:tab/>$this-&gt;initialized = true;</text:p>
      <text:p text:style-name="P2"><text:s text:c="4"/>}</text:p>
      <text:p text:style-name="P2"/>
      <text:p text:style-name="P2"><text:s text:c="4"/>/**</text:p>
      <text:p text:style-name="P2"><text:s text:c="5"/>* getOutputDevice</text:p>
      <text:p text:style-name="P2"><text:s text:c="5"/>*</text:p>
      <text:p text:style-name="P2"><text:s text:c="5"/>* get the current outputDevice</text:p>
      <text:p text:style-name="P2"><text:s text:c="5"/>* <text:span text:style-name="T2">@return</text:span> mixed|resource $outputDevice</text:p>
      <text:p text:style-name="P2"><text:s text:c="5"/>*/</text:p>
      <text:p text:style-name="P2"><text:s text:c="4"/>public function getOutputDevice()</text:p>
      <text:p text:style-name="P2"><text:s text:c="4"/>{</text:p>
      <text:p text:style-name="P2"><text:tab/>return $this-&gt;outputDevice;</text:p>
      <text:p text:style-name="P2"><text:s text:c="4"/>}</text:p>
      <text:p text:style-name="P2"/>
      <text:p text:style-name="P2"><text:s text:c="4"/>/**</text:p>
      <text:p text:style-name="P2"><text:s text:c="5"/>* getOutputDeviceName</text:p>
      <text:p text:style-name="P2"><text:s text:c="5"/>*</text:p>
      <text:p text:style-name="P2"><text:s text:c="5"/>* get the current outputDevice name ($outDevice)</text:p>
      <text:p text:style-name="P2"><text:s text:c="5"/>* <text:span text:style-name="T2">@return</text:span> string $outDevice</text:p>
      <text:p text:style-name="P2"><text:s text:c="5"/>*/</text:p>
      <text:p text:style-name="P2"><text:s text:c="4"/>public function getOutputDeviceName()</text:p>
      <text:p text:style-name="P2"><text:s text:c="4"/>{</text:p>
      <text:p text:style-name="P2"><text:tab/>return $this-&gt;outputDeviceName;</text:p>
      <text:p text:style-name="P2"><text:s text:c="4"/>}</text:p>
      <text:p text:style-name="P2"/>
      <text:p text:style-name="P2"><text:s text:c="4"/>/**</text:p>
      <text:p text:style-name="P2"><text:s text:c="5"/>* setOutputDevice.</text:p>
      <text:p text:style-name="P2"><text:s text:c="5"/>*</text:p>
      <text:p text:style-name="P2"><text:s text:c="5"/>* Set the output device. <text:s/>Defaults to STDOUT.</text:p>
      <text:p text:style-name="P2"><text:s text:c="5"/>* <text:span text:style-name="T2">@param</text:span> string $outDevice = device to use for output.</text:p>
      <text:p text:style-name="P2"><text:s text:c="5"/>* <text:span text:style-name="T2">@return</text:span> boolean true</text:p>
      <text:p text:style-name="P2"><text:s text:c="5"/>* <text:span text:style-name="T2">@throws</text:span> \Library\PrintU\Exception</text:p>
      <text:p text:style-name="P2"><text:s text:c="5"/>*/</text:p>
      <text:p text:style-name="P2"><text:s text:c="4"/>private function setOutputDevice($outDevice)</text:p>
      <text:p text:style-name="P2"><text:s text:c="4"/>{</text:p>
      <text:p text:style-name="P2"><text:tab/>if ($this-&gt;outputDevice)</text:p>
      <text:p text:style-name="P2"><text:tab/>{</text:p>
      <text:p text:style-name="P2"><text:tab/><text:tab/>if ($this-&gt;outputDevice !== \Library\PrintU::BUFFER)</text:p>
      <text:p text:style-name="P2"><text:tab/><text:tab/>{</text:p>
      <text:p text:style-name="P2"><text:tab/><text:tab/><text:tab/>@fclose($this-&gt;outputDevice);</text:p>
      <text:p text:style-name="P2"><text:tab/><text:tab/>}</text:p>
      <text:p text:style-name="P2"/>
      <text:p text:style-name="P2"><text:tab/><text:tab/>$this-&gt;outputDevice = null;</text:p>
      <text:p text:style-name="P2"><text:tab/>}</text:p>
      <text:p text:style-name="P2"/>
      <text:p text:style-name="P2"><text:tab/>switch ($outDevice)</text:p>
      <text:p text:style-name="P2"><text:tab/>{</text:p>
      <text:p text:style-name="P2"><text:tab/>case STDIN:</text:p>
      <text:p text:style-name="P2"><text:tab/>case 'STDIN':</text:p>
      <text:p text:style-name="P2"><text:tab/><text:tab/>throw new Exception(Error::code('InvalidFileMode'));</text:p>
      <text:p text:style-name="P2"/>
      <text:p text:style-name="P2"><text:tab/>case STDOUT:</text:p>
      <text:p text:style-name="P2"><text:tab/>case 'STDOUT':</text:p>
      <text:p text:style-name="P2"><text:tab/><text:tab/>$this-&gt;outputFileName = 'php://output';</text:p>
      <text:p text:style-name="P2"><text:tab/><text:tab/>break;</text:p>
      <text:p text:style-name="P2"/>
      <text:p text:style-name="P2"><text:tab/>case STDERR:</text:p>
      <text:p text:style-name="P2"><text:tab/>case 'STDERR':</text:p>
      <text:p text:style-name="P2"><text:tab/><text:tab/>$this-&gt;outputFileName = 'php://stderr';</text:p>
      <text:p text:style-name="P2"><text:tab/><text:tab/>break;</text:p>
      <text:p text:style-name="P2"><text:soft-page-break/></text:p>
      <text:p text:style-name="P2"><text:tab/>case \Library\PrintU::BUFFER:</text:p>
      <text:p text:style-name="P2"><text:tab/><text:tab/>$this-&gt;printBuffer = '';</text:p>
      <text:p text:style-name="P2"><text:tab/><text:tab/>$this-&gt;outputDevice = \Library\PrintU::BUFFER;</text:p>
      <text:p text:style-name="P2"><text:tab/><text:tab/>return;</text:p>
      <text:p text:style-name="P2"/>
      <text:p text:style-name="P2"><text:tab/>default:</text:p>
      <text:p text:style-name="P2"><text:tab/><text:tab/>if (! is_string($outDevice))</text:p>
      <text:p text:style-name="P2"><text:tab/><text:tab/>{</text:p>
      <text:p text:style-name="P2"><text:tab/><text:tab/><text:tab/>if ($outDevice)</text:p>
      <text:p text:style-name="P2"><text:tab/><text:tab/><text:tab/>{</text:p>
      <text:p text:style-name="P2"><text:tab/><text:tab/><text:tab/><text:tab/>$this-&gt;outputDevice = $outDevice;</text:p>
      <text:p text:style-name="P2"><text:tab/><text:tab/><text:tab/><text:tab/>return;</text:p>
      <text:p text:style-name="P2"><text:tab/><text:tab/><text:tab/>}</text:p>
      <text:p text:style-name="P2"/>
      <text:p text:style-name="P2"><text:tab/><text:tab/><text:tab/>$outDevice = 'php://output';</text:p>
      <text:p text:style-name="P2"><text:tab/><text:tab/>}</text:p>
      <text:p text:style-name="P2"/>
      <text:p text:style-name="P2"><text:tab/><text:tab/>$this-&gt;outputFileName = $outDevice;</text:p>
      <text:p text:style-name="P2"><text:tab/><text:tab/>break;</text:p>
      <text:p text:style-name="P2"><text:tab/>}</text:p>
      <text:p text:style-name="P2"/>
      <text:p text:style-name="P2"><text:tab/>if (($this-&gt;outputDevice <text:s/>= @fopen($this-&gt;outputFileName, 'w')) === false)</text:p>
      <text:p text:style-name="P2"><text:tab/>{</text:p>
      <text:p text:style-name="P2"><text:tab/><text:tab/>$this-&gt;outputFileName = 'php://output';</text:p>
      <text:p text:style-name="P2"><text:tab/><text:tab/>if (($this-&gt;outputDevice = @fopen($this-&gt;outputFileName, 'w')) === false)</text:p>
      <text:p text:style-name="P2"><text:tab/><text:tab/>{</text:p>
      <text:p text:style-name="P2"><text:tab/><text:tab/><text:tab/>throw new Exception(Error::code('FileOpenError'));</text:p>
      <text:p text:style-name="P2"><text:tab/><text:tab/>}</text:p>
      <text:p text:style-name="P2"><text:tab/>}</text:p>
      <text:p text:style-name="P2"><text:s text:c="4"/>}</text:p>
      <text:p text:style-name="P2"/>
      <text:p text:style-name="P2"><text:s text:c="4"/>/**</text:p>
      <text:p text:style-name="P2"><text:s text:c="5"/>* printRequests</text:p>
      <text:p text:style-name="P2"><text:s text:c="5"/>*</text:p>
      <text:p text:style-name="P2"><text:s text:c="5"/>* get the number of print requests received</text:p>
      <text:p text:style-name="P2"><text:s text:c="5"/>* <text:span text:style-name="T2">@return</text:span> integer $printrequests</text:p>
      <text:p text:style-name="P2"><text:s text:c="5"/>*/</text:p>
      <text:p text:style-name="P2"><text:s text:c="4"/>public function printRequests()</text:p>
      <text:p text:style-name="P2"><text:s text:c="4"/>{</text:p>
      <text:p text:style-name="P2"><text:tab/>return $this-&gt;printRequests;</text:p>
      <text:p text:style-name="P2"><text:s text:c="4"/>}</text:p>
      <text:p text:style-name="P2"/>
      <text:p text:style-name="P2"><text:s text:c="4"/>/**</text:p>
      <text:p text:style-name="P2"><text:s text:c="5"/>* getBuffer</text:p>
      <text:p text:style-name="P2"><text:s text:c="5"/>*</text:p>
      <text:p text:style-name="P2"><text:s text:c="5"/>* get a copy of the print buffer</text:p>
      <text:p text:style-name="P2"><text:s text:c="5"/>* <text:span text:style-name="T2">@return</text:span> string $printBuffer</text:p>
      <text:p text:style-name="P2"><text:s text:c="5"/>*/</text:p>
      <text:p text:style-name="P2"><text:s text:c="4"/>public function getBuffer()</text:p>
      <text:p text:style-name="P2"><text:s text:c="4"/>{</text:p>
      <text:p text:style-name="P2"><text:tab/>return $this-&gt;printBuffer;</text:p>
      <text:p text:style-name="P2"><text:s text:c="4"/>}</text:p>
      <text:p text:style-name="P2"/>
      <text:p text:style-name="P14"><text:s text:c="4"/>/**</text:p>
      <text:p text:style-name="P2"><text:s text:c="5"/>* maxRetries</text:p>
      <text:p text:style-name="P2"><text:s text:c="5"/>*</text:p>
      <text:p text:style-name="P2"><text:s text:c="5"/>* set/get the max retries allowed for a fwrite operation to complete</text:p>
      <text:p text:style-name="P2"><text:s text:c="5"/>* <text:span text:style-name="T2">@param</text:span> integer $maxRetries = (optional) maximum retries, null to query</text:p>
      <text:p text:style-name="P2"><text:s text:c="5"/>* <text:span text:style-name="T2">@return</text:span> integer $maxRetries</text:p>
      <text:p text:style-name="P2"><text:s text:c="5"/>*/</text:p>
      <text:p text:style-name="P2"><text:s text:c="4"/>public function maxRetries($maxRetries=null)</text:p>
      <text:p text:style-name="P2"><text:s text:c="4"/>{</text:p>
      <text:p text:style-name="P2"><text:tab/>if ($maxRetries !== null)</text:p>
      <text:p text:style-name="P2"><text:tab/>{</text:p>
      <text:p text:style-name="P2"><text:tab/><text:tab/>$this-&gt;maxRetries = $maxRetries;</text:p>
      <text:p text:style-name="P2"><text:tab/>}</text:p>
      <text:p text:style-name="P2"/>
      <text:p text:style-name="P2"><text:tab/>return $this-&gt;maxRetries;</text:p>
      <text:p text:style-name="P2"><text:s text:c="4"/>}</text:p>
      <text:p text:style-name="P2"/>
      <text:p text:style-name="P2">}</text:p>
      <text:p text:style-name="Method_20_Body"/>
      <text:p text:style-name="Method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PrintU\Output<text:tab/><text:tab/><text:tab/><text:tab/><text:page-number text:select-page="current">7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55H03M25S</meta:editing-duration>
    <meta:editing-cycles>88</meta:editing-cycles>
    <meta:generator>OpenOffice.org/3.2$Linux OpenOffice.org_project/320m12$Build-9483</meta:generator>
    <meta:initial-creator>Jay Wheeler</meta:initial-creator>
    <dc:date>2012-06-24T21:02:20</dc:date>
    <dc:creator>Jay Wheeler</dc:creator>
    <meta:document-statistic meta:table-count="11" meta:image-count="0" meta:object-count="0" meta:page-count="24" meta:paragraph-count="723" meta:word-count="2563" meta:character-count="19732"/>
    <meta:template xlink:type="simple" xlink:actuate="onRequest" xlink:title="ClassDefault" xlink:href="../ClassDefault.ott" meta:date="2012-06-12T12:20:04"/>
  </office:meta>
</office:document-meta>
</file>